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cc" draw:textarea-horizontal-align="left" draw:textarea-vertical-align="top"/>
    </style:style>
    <style:style style:name="gr2" style:family="graphic" style:parent-style-name="standard">
      <style:graphic-properties draw:fill="solid" draw:fill-color="#e6e6e6" draw:textarea-horizontal-align="left" draw:textarea-vertical-align="top"/>
    </style:style>
    <style:style style:name="gr3" style:family="graphic" style:parent-style-name="standard">
      <style:graphic-properties draw:textarea-horizontal-align="left" draw:textarea-vertical-align="top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8.255cm" svg:height="5.08cm" svg:x="1.635cm" svg:y="1.635cm">
          <text:p text:style-name="P1">Authorization</text:p>
        </draw:rect>
        <draw:rect draw:style-name="gr2" draw:text-style-name="P2" draw:layer="layout" svg:width="5.715cm" svg:height="3.175cm" svg:x="2.27cm" svg:y="2.905cm">
          <text:p text:style-name="P2">Commands:</text:p>
          <text:p text:style-name="P1"><text:tab/>USER name</text:p>
          <text:p text:style-name="P1"><text:tab/>PASS string</text:p>
          <text:p text:style-name="P1"><text:tab/>QUIT</text:p>
        </draw:rect>
        <draw:rect draw:style-name="gr1" draw:text-style-name="P1" draw:layer="layout" svg:width="8.255cm" svg:height="8.255cm" svg:x="1.635cm" svg:y="11.16cm">
          <text:p text:style-name="P1">Transaction</text:p>
        </draw:rect>
        <draw:rect draw:style-name="gr2" draw:text-style-name="P2" draw:layer="layout" svg:width="5.08cm" svg:height="6.35cm" svg:x="2.27cm" svg:y="12.43cm">
          <text:p text:style-name="P2">Commands:</text:p>
          <text:p text:style-name="P1"><text:tab/>STAT</text:p>
          <text:p text:style-name="P1"><text:tab/>LIST [msg]</text:p>
          <text:p text:style-name="P1"><text:tab/>RETR msg</text:p>
          <text:p text:style-name="P1"><text:tab/>DELE msg</text:p>
          <text:p text:style-name="P1"><text:tab/>NOOP</text:p>
          <text:p text:style-name="P1"><text:tab/>RSET</text:p>
          <text:p text:style-name="P1"><text:tab/>QUIT</text:p>
        </draw:rect>
        <draw:rect draw:style-name="gr1" draw:text-style-name="P1" draw:layer="layout" svg:width="8.255cm" svg:height="3.81cm" svg:x="11.16cm" svg:y="1.635cm">
          <text:p text:style-name="P1">Update</text:p>
        </draw:rect>
        <draw:rect draw:style-name="gr2" draw:text-style-name="P2" draw:layer="layout" svg:width="5.08cm" svg:height="1.905cm" svg:x="11.795cm" svg:y="2.905cm">
          <text:p text:style-name="P2">Commands:</text:p>
          <text:p text:style-name="P1"><text:tab/>QUIT</text:p>
        </draw:rect>
        <draw:rect draw:style-name="gr3" draw:text-style-name="P3" draw:layer="layout" svg:width="6.985cm" svg:height="4.445cm" svg:x="19.415cm" svg:y="15.605cm">
          <text:p text:style-name="P2">Optional Commands:</text:p>
          <text:p text:style-name="P1"><text:tab/>TOP msg n</text:p>
          <text:p text:style-name="P1"><text:tab/>UIDL [msg]</text:p>
          <text:p text:style-name="P1"><text:tab/>APOP name digest</text:p>
        </draw:rect>
        <draw:rect draw:style-name="gr3" draw:text-style-name="P1" draw:layer="layout" svg:width="9.525cm" svg:height="6.985cm" svg:x="10.525cm" svg:y="6.08cm">
          <text:p text:style-name="P1">Replies:</text:p>
          <text:p text:style-name="P1">+OK</text:p>
          <text:p text:style-name="P1">-ERR</text:p>
          <text:p text:style-name="P1"/>
          <text:p text:style-name="P1">Note that with the exception of </text:p>
          <text:p text:style-name="P1">STAT, LIST and UIDL only these</text:p>
          <text:p text:style-name="P1">replies are meaningful and any</text:p>
          <text:p text:style-name="P1">other content may be ignored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meta:initial-creator>Christopher Stehno</meta:initial-creator>
    <meta:creation-date>2008-03-05T15:18:04</meta:creation-date>
    <dc:creator>Christopher Stehno</dc:creator>
    <dc:date>2008-03-05T15:35:36</dc:date>
    <meta:editing-cycles>8</meta:editing-cycles>
    <meta:editing-duration>PT17M38S</meta:editing-duration>
    <meta:user-defined meta:name="Info 1"/>
    <meta:user-defined meta:name="Info 2"/>
    <meta:user-defined meta:name="Info 3"/>
    <meta:user-defined meta:name="Info 4"/>
    <meta:document-statistic meta:object-count="8"/>
  </office:meta>
</office:document-meta>
</file>